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00c9f" officeooo:paragraph-rsid="00000c9f"/>
    </style:style>
    <style:style style:name="P2" style:family="paragraph" style:parent-style-name="Standard">
      <style:text-properties officeooo:paragraph-rsid="00000c9f"/>
    </style:style>
    <style:style style:name="P3" style:family="paragraph" style:parent-style-name="Text_20_body" style:list-style-name="L1"/>
    <style:style style:name="P4" style:family="paragraph" style:parent-style-name="Text_20_body" style:list-style-name="L2"/>
    <style:style style:name="P5" style:family="paragraph" style:parent-style-name="Text_20_body" style:list-style-name="L3"/>
    <style:style style:name="P6" style:family="paragraph" style:parent-style-name="Text_20_body" style:list-style-name="L1">
      <style:paragraph-properties fo:margin-top="0cm" fo:margin-bottom="0cm" loext:contextual-spacing="false"/>
    </style:style>
    <style:style style:name="P7" style:family="paragraph" style:parent-style-name="Text_20_body" style:list-style-name="L2">
      <style:paragraph-properties fo:margin-top="0cm" fo:margin-bottom="0cm" loext:contextual-spacing="false"/>
    </style:style>
    <style:style style:name="P8" style:family="paragraph" style:parent-style-name="Text_20_body" style:list-style-name="L3">
      <style:paragraph-properties fo:margin-top="0cm" fo:margin-bottom="0cm" loext:contextual-spacing="false"/>
    </style:style>
    <style:style style:name="T1" style:family="text">
      <style:text-properties officeooo:rsid="00000c9f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4" text:outline-level="4"><text:span text:style-name="T1">I</text:span>nstallation steps:</text:h>
      <text:list xml:id="list408889796912836859" text:style-name="L1">
        <text:list-item>
          <text:p text:style-name="P6"><text:bookmark text:name="yui_3_17_2_1_1537290747311_112"/>Take SSH connection to shell.puv.fi </text:p>
        </text:list-item>
        <text:list-item>
          <text:p text:style-name="P6">Download the code with command  </text:p>
          <text:list>
            <text:list-item>
              <text:p text:style-name="P6">git clone https://github.com/google/googletest.git </text:p>
            </text:list-item>
          </text:list>
        </text:list-item>
        <text:list-item>
          <text:p text:style-name="P3"><text:bookmark text:name="yui_3_17_2_1_1537290747311_111"/>Create environment variable that is pointing to directory where you have gtest - framework </text:p>
        </text:list-item>
      </text:list>
      <text:list xml:id="list1063192027023173581" text:style-name="L2">
        <text:list-item>
          <text:list>
            <text:list-item>
              <text:p text:style-name="P7">export GTEST_DIR=~/googletest/googletest </text:p>
            </text:list-item>
          </text:list>
        </text:list-item>
        <text:list-item>
          <text:p text:style-name="P7">Create example testing directory for Your code (download example files it from Portal) </text:p>
          <text:list>
            <text:list-item>
              <text:p text:style-name="P7">Directory is better not to be in googletest directory for framework upgrade possibilities </text:p>
            </text:list-item>
            <text:list-item>
              <text:p text:style-name="P7">mkdir test_dir </text:p>
            </text:list-item>
          </text:list>
        </text:list-item>
        <text:list-item>
          <text:p text:style-name="P7">Compile th testing environment </text:p>
          <text:list>
            <text:list-item>
              <text:p text:style-name="P7">g++ -isystem ${GTEST_DIR}/include -I${GTEST_DIR} -pthread -c ${GTEST_DIR}/src/gtest-all.cc </text:p>
            </text:list-item>
            <text:list-item>
              <text:p text:style-name="P7">ar -rv libgtest.a gtest-all.o </text:p>
            </text:list-item>
          </text:list>
        </text:list-item>
        <text:list-item>
          <text:p text:style-name="P4">compile Your code</text:p>
        </text:list-item>
      </text:list>
      <text:p text:style-name="Standard"/>
      <text:p text:style-name="P1">How to write Google Tests:</text:p>
      <text:p text:style-name="P1"><text:s/></text:p>
      <text:p text:style-name="P1">follow the documentation on:</text:p>
      <text:p text:style-name="P1"><text:a xlink:type="simple" xlink:href="https://www.ibm.com/developerworks/aix/library/au-googletestingframework.html" text:style-name="Internet_20_link" text:visited-style-name="Visited_20_Internet_20_Link">https://www.ibm.com/developerworks/aix/library/au-googletestingframework.html</text:a></text:p>
      <text:p text:style-name="P1"><text:a xlink:type="simple" xlink:href="http://blog.stevensanderson.com/2009/08/24/writing-great-unit-tests-best-and-worst-practises/" text:style-name="Internet_20_link" text:visited-style-name="Visited_20_Internet_20_Link">http://blog.stevensanderson.com/2009/08/24/writing-great-unit-tests-best-and-worst-practises/</text:a></text:p>
      <text:p text:style-name="P1"/>
      <text:p text:style-name="P1"/>
      <text:p text:style-name="P1">Shortly explainend:</text:p>
      <text:p text:style-name="P1">- Write Tests for all functions you need</text:p>
      <text:p text:style-name="P1">- Define before the coding, what you expect from your functions</text:p>
      <text:p text:style-name="P1">- Test the best cases but also the worst case scenarios</text:p>
      <text:p text:style-name="P1">- Test cases where should occur an error</text:p>
      <text:p text:style-name="P2"/>
      <text:p text:style-name="P2"><text:span text:style-name="T1">Example: </text:span>some variable, lets call it x, can have values from a to b, test </text:p>
      <text:list xml:id="list4017438844281271552" text:style-name="L3">
        <text:list-item>
          <text:p text:style-name="P8"><text:span text:style-name="Strong_20_Emphasis">Normal tests</text:span>: x=a, x=b, x=(b-a)/2 </text:p>
        </text:list-item>
        <text:list-item>
          <text:p text:style-name="P8"><text:span text:style-name="Strong_20_Emphasis">Error test caes</text:span>: x=a-1, x=b+1 </text:p>
        </text:list-item>
        <text:list-item>
          <text:p text:style-name="P5"><text:span text:style-name="Strong_20_Emphasis">Special cases</text:span>: x=0, x=MAX_INT, X=MIN_INT </text:p>
        </text:list-item>
      </text:list>
      <text:p text:style-name="P1">- Tests for the same function should get the same category</text:p>
      <text:p text:style-name="P1">- In a category the names have to be diffrent</text:p>
      <text:p text:style-name="P1">- Compile everything with your Makefile</text:p>
      <text:p text:style-name="P1">- Debug till your test cases run withour an error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de" fo:country="DE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WenQuanYi Micro Hei" style:font-family-asian="'WenQuanYi Micro Hei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8T20:12:54.008641688</meta:creation-date>
    <dc:date>2018-09-18T20:23:01.831793688</dc:date>
    <meta:editing-duration>PT10M9S</meta:editing-duration>
    <meta:editing-cycles>1</meta:editing-cycles>
    <meta:document-statistic meta:table-count="0" meta:image-count="0" meta:object-count="0" meta:page-count="1" meta:paragraph-count="31" meta:word-count="210" meta:character-count="1458" meta:non-whitespace-character-count="1276"/>
    <meta:generator>LibreOffice/5.1.6.2$Linux_X86_64 LibreOffice_project/10m0$Build-2</meta:generator>
  </office:meta>
</office:document-meta>
</file>